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122f45" officeooo:paragraph-rsid="001a2e62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22f45" officeooo:paragraph-rsid="001a2e62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22f45" officeooo:paragraph-rsid="001a2e62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Table of Contents</text:p>
      <text:p text:style-name="P3">(Contents Page 1)</text:p>
      <text:p text:style-name="P2"/>
      <text:p text:style-name="P1">Chapter 1 – The Opening</text:p>
      <text:p text:style-name="P1">Chapter 2 – The Calf </text:p>
      <text:p text:style-name="P1">Chapter 3 – The Family of Imran</text:p>
      <text:p text:style-name="P1">Chapter 4 – The Women</text:p>
      <text:p text:style-name="P1">Chapter 5 – The Table</text:p>
      <text:p text:style-name="P1">Chapter 6 – The Cattle</text:p>
      <text:p text:style-name="P1">Chapter 7 – The Heights</text:p>
      <text:p text:style-name="P1">Chapter 8 – The Spoils of War</text:p>
      <text:p text:style-name="P1">Chapter 9 – The Repentance</text:p>
      <text:p text:style-name="P1">Chapter 10 – Jonah</text:p>
      <text:p text:style-name="P1">Chapter 11 – Hud</text:p>
      <text:p text:style-name="P1">Chapter 12 – Joseph</text:p>
      <text:p text:style-name="P1">Chapter 13 – The Thunder</text:p>
      <text:p text:style-name="P1">Chapter 14 – Abraham</text:p>
      <text:p text:style-name="P1">Chapter 15 – The Stoneland</text:p>
      <text:p text:style-name="P1">Chapter 16 – The Bees</text:p>
      <text:p text:style-name="P1">Chapter 17 – The Night Journey</text:p>
      <text:p text:style-name="P1">Chapter 18 – The Cave</text:p>
      <text:p text:style-name="P1">Chapter 19 – Mary</text:p>
      <text:p text:style-name="P1">Chapter 20 – Mysterious Letters 1</text:p>
      <text:p text:style-name="P1">Chapter 21 – The Prophets</text:p>
      <text:p text:style-name="P1">Chapter 22 – The Pilgrimage</text:p>
      <text:p text:style-name="P1">Chapter 23 – The Believers</text:p>
      <text:p text:style-name="P1">Chapter 24 – The Light</text:p>
      <text:p text:style-name="P1">Chapter 25 – The Standard</text:p>
      <text:p text:style-name="P1">Chapter 26 – The Poets</text:p>
      <text:p text:style-name="P1">Chapter 27 – The Ants</text:p>
      <text:p text:style-name="P1">Chapter 28 – The Stories</text:p>
      <text:p text:style-name="P1">Chapter 29 – The Spider</text:p>
      <text:p text:style-name="P1">Chapter 30 – The Romans</text:p>
      <text:p text:style-name="P1">Chapter 31 – Luqman</text:p>
      <text:p text:style-name="P1">Chapter 32 – The Prostration</text:p>
      <text:p text:style-name="P1"/>
      <text:p text:style-name="P1"><text:soft-page-break/></text:p>
      <text:p text:style-name="P2">Table of Contents</text:p>
      <text:p text:style-name="P3">(Contents Page 2)</text:p>
      <text:p text:style-name="P2"/>
      <text:p text:style-name="P1">Chapter 33 – The Confederates</text:p>
      <text:p text:style-name="P1">Chapter 34 – Sheba</text:p>
      <text:p text:style-name="P1">Chapter 35 – The Originator</text:p>
      <text:p text:style-name="P1">Chapter 36 – Mysterious Letters 2</text:p>
      <text:p text:style-name="P1">Chapter 37 – The Rangers</text:p>
      <text:p text:style-name="P1">Chapter 38 – S</text:p>
      <text:p text:style-name="P1">Chapter 39 – The Troops</text:p>
      <text:p text:style-name="P1">Chapter 40 – The Forgiver</text:p>
      <text:p text:style-name="P1">Chapter 41 – Expounded</text:p>
      <text:p text:style-name="P1">Chapter 42 – The Consultation</text:p>
      <text:p text:style-name="P1">Chapter 43 – The Ornaments of Gold</text:p>
      <text:p text:style-name="P1">Chapter 44 – The Smoke</text:p>
      <text:p text:style-name="P1">Chapter 45 – The Kneeling Down</text:p>
      <text:p text:style-name="P1">Chapter 46 – The Dunes</text:p>
      <text:p text:style-name="P1">Chapter 47 – Muhammad</text:p>
      <text:p text:style-name="P1">Chapter 48 – The Victory</text:p>
      <text:p text:style-name="P1">Chapter 49 – The Private Apartments</text:p>
      <text:p text:style-name="P1">Chapter 50 – Q</text:p>
      <text:p text:style-name="P1">Chapter 51 – The Winds That Scatter</text:p>
      <text:p text:style-name="P1">Chapter 52 – The Mount</text:p>
      <text:p text:style-name="P1">Chapter 53 – The Star</text:p>
      <text:p text:style-name="P1">Chapter 54 – The Moon</text:p>
      <text:p text:style-name="P1">Chapter 55 – The Most Merciful</text:p>
      <text:p text:style-name="P1">Chapter 56 – The Inevitable Event</text:p>
      <text:p text:style-name="P1">Chapter 57 – The Iron</text:p>
      <text:p text:style-name="P1">Chapter 58 – The Pleading Woman</text:p>
      <text:p text:style-name="P1">Chapter 59 – The Gathering / The Exile</text:p>
      <text:p text:style-name="P1">Chapter 60 – The Examined One</text:p>
      <text:p text:style-name="P1">Chapter 61 – The Ranks</text:p>
      <text:p text:style-name="P1">Chapter 62 – The Friday</text:p>
      <text:p text:style-name="P1">Chapter 63 – The Hypocrites</text:p>
      <text:p text:style-name="P1">Chapter 64 – The Deprivation</text:p>
      <text:p text:style-name="P1"/>
      <text:p text:style-name="P2"><text:soft-page-break/>Table of Contents</text:p>
      <text:p text:style-name="P3">(Contents Page 3)</text:p>
      <text:p text:style-name="P2"/>
      <text:p text:style-name="P1">Chapter 65 – The Divorce</text:p>
      <text:p text:style-name="P1">Chapter 66 – The Prohibition</text:p>
      <text:p text:style-name="P1">Chapter 67 – The Kingdom</text:p>
      <text:p text:style-name="P1">Chapter 68 – The Pen</text:p>
      <text:p text:style-name="P1">Chapter 69 – The Reality</text:p>
      <text:p text:style-name="P1">Chapter 70 – The Ascension</text:p>
      <text:p text:style-name="P1">Chapter 71 – Noah</text:p>
      <text:p text:style-name="P1">Chapter 72 – The Devils</text:p>
      <text:p text:style-name="P1">Chapter 73 – The Enshrouded One</text:p>
      <text:p text:style-name="P1">Chapter 74 – The Cloaked One</text:p>
      <text:p text:style-name="P1">Chapter 75 – The Resurrection</text:p>
      <text:p text:style-name="P1">Chapter 76 – The Human</text:p>
      <text:p text:style-name="P1">Chapter 77 – The Emissaries / Winds Sent Forth</text:p>
      <text:p text:style-name="P1">Chapter 78 – The Great News</text:p>
      <text:p text:style-name="P1">Chapter 79 – The Soul Snatchers</text:p>
      <text:p text:style-name="P1">Chapter 80 – He Frowned</text:p>
      <text:p text:style-name="P1">Chapter 81 – The Coiling</text:p>
      <text:p text:style-name="P1">Chapter 82 – The Breaking Apart</text:p>
      <text:p text:style-name="P1">Chapter 83 – The Cheaters</text:p>
      <text:p text:style-name="P1">Chapter 84 – The Schism</text:p>
      <text:p text:style-name="P1">Chapter 85 – The Constellations</text:p>
      <text:p text:style-name="P1">Chapter 86 – The Nightcomer</text:p>
      <text:p text:style-name="P1">Chapter 87 – The Most High</text:p>
      <text:p text:style-name="P1">Chapter 88 – The Overwhelming</text:p>
      <text:p text:style-name="P1">Chapter 89 – The Dawn</text:p>
      <text:p text:style-name="P1">Chapter 90 – The Country</text:p>
      <text:p text:style-name="P1">Chapter 91 – The Sun</text:p>
      <text:p text:style-name="P1">Chapter 92 – The Night</text:p>
      <text:p text:style-name="P1">Chapter 93 – The Morning Hours</text:p>
      <text:p text:style-name="P1">Chapter 94 – The Comfort</text:p>
      <text:p text:style-name="P1">Chapter 95 – The Fig Tree</text:p>
      <text:p text:style-name="P1">Chapter 96 – The Blood Clot</text:p>
      <text:p text:style-name="P1"/>
      <text:p text:style-name="P1"/>
      <text:p text:style-name="P2"><text:soft-page-break/>Table of Contents</text:p>
      <text:p text:style-name="P3">(Contents Page 4)</text:p>
      <text:p text:style-name="P2"/>
      <text:p text:style-name="P1">Chapter 97 – The Power</text:p>
      <text:p text:style-name="P1">Chapter 98 – The Evidence</text:p>
      <text:p text:style-name="P1">Chapter 99 – The Earthquake</text:p>
      <text:p text:style-name="P1">Chapter 100 – The War Horse</text:p>
      <text:p text:style-name="P1">Chapter 101 – The Calamity</text:p>
      <text:p text:style-name="P1">Chapter 102 – The Worldly Greed</text:p>
      <text:p text:style-name="P1">Chapter 103 – The Time</text:p>
      <text:p text:style-name="P1">Chapter 104 – The Slanderer</text:p>
      <text:p text:style-name="P1">Chapter 105 – The Elephant</text:p>
      <text:p text:style-name="P1">Chapter 106 – The Quraysh</text:p>
      <text:p text:style-name="P1">Chapter 107 – The Acts of Kindness</text:p>
      <text:p text:style-name="P1">Chapter 108 – The Abundance</text:p>
      <text:p text:style-name="P1">Chapter 109 – The Disbelievers</text:p>
      <text:p text:style-name="P1">Chapter 110 – The Support</text:p>
      <text:p text:style-name="P1">Chapter 111 – The Twisted Rope</text:p>
      <text:p text:style-name="P1">Chapter 112 – The Sincerity</text:p>
      <text:p text:style-name="P1">Chapter 113 – The Daybreak</text:p>
      <text:p text:style-name="P1">Chapter 114 – The Mankin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7:43:58.551000000</meta:creation-date>
    <dc:date>2025-04-03T17:45:01.405000000</dc:date>
    <meta:editing-duration>PT1M3S</meta:editing-duration>
    <meta:editing-cycles>1</meta:editing-cycles>
    <meta:document-statistic meta:table-count="0" meta:image-count="0" meta:object-count="0" meta:page-count="4" meta:paragraph-count="122" meta:word-count="506" meta:character-count="3024" meta:non-whitespace-character-count="2525"/>
    <meta:generator>LibreOffice/7.6.4.1$Windows_X86_64 LibreOffice_project/e19e193f88cd6c0525a17fb7a176ed8e6a3e2aa1</meta:generator>
  </office:meta>
</office:document-meta>
</file>